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084" officeooo:paragraph-rsid="00108084"/>
    </style:style>
    <style:style style:name="P2" style:family="paragraph" style:parent-style-name="Standard">
      <style:text-properties fo:font-weight="bold" officeooo:rsid="00108084" officeooo:paragraph-rsid="00108084" style:font-weight-asian="bold" style:font-weight-complex="bold"/>
    </style:style>
    <style:style style:name="P3" style:family="paragraph" style:parent-style-name="Standard">
      <style:text-properties fo:font-weight="normal" officeooo:rsid="00108084" officeooo:paragraph-rsid="0010808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ensions</text:p>
      <text:p text:style-name="P3">Extension Sew-In</text:p>
      <text:p text:style-name="P1">Extensions Partial Sew-In</text:p>
      <text:p text:style-name="P1"/>
      <text:p text:style-name="P2">HAIRCOLOR</text:p>
      <text:p text:style-name="P2"><text:span text:style-name="T1">Color</text:span></text:p>
      <text:p text:style-name="P2"><text:span text:style-name="T1">Men’s Haircolor</text:span></text:p>
      <text:p text:style-name="P2"><text:span text:style-name="T1">Toner</text:span></text:p>
      <text:p text:style-name="P2"><text:span text:style-name="T1"/></text:p>
      <text:p text:style-name="P2"><text:span text:style-name="T1">HAIRDESIGN</text:span></text:p>
      <text:p text:style-name="P2"><text:span text:style-name="T1">Child’s Haircut</text:span></text:p>
      <text:p text:style-name="P2"><text:span text:style-name="T1">Fringe Trim</text:span></text:p>
      <text:p text:style-name="P2"><text:span text:style-name="T1">Hot Tool Style</text:span></text:p>
      <text:p text:style-name="P1">Men’s Haircut</text:p>
      <text:p text:style-name="P1">Shamppo</text:p>
      <text:p text:style-name="P1">Shampoo &amp; Blowdry</text:p>
      <text:p text:style-name="P1">Student Haircut</text:p>
      <text:p text:style-name="P1">Women’s Haircut</text:p>
      <text:p text:style-name="P1">Women’s Haircut &amp; Blowdry</text:p>
      <text:p text:style-name="P1"/>
      <text:p text:style-name="P2">LIGHTENER</text:p>
      <text:p text:style-name="P2"><text:span text:style-name="T1">Belayage</text:span></text:p>
      <text:p text:style-name="P2"><text:span text:style-name="T1">Double Process</text:span></text:p>
      <text:p text:style-name="P2"><text:span text:style-name="T1">Full Foils</text:span></text:p>
      <text:p text:style-name="P2"><text:span text:style-name="T1">Ombre/Sombre</text:span></text:p>
      <text:p text:style-name="P2"><text:span text:style-name="T1">Partial Foils</text:span></text:p>
      <text:p text:style-name="P2"><text:span text:style-name="T1">Partial Highlights</text:span></text:p>
      <text:p text:style-name="P2"><text:span text:style-name="T1"/></text:p>
      <text:p text:style-name="P2"><text:span text:style-name="T1">OTHER SERVICE</text:span></text:p>
      <text:p text:style-name="P2"><text:span text:style-name="T1">Technique Training Session</text:span></text:p>
      <text:p text:style-name="P2"><text:span text:style-name="T1"/></text:p>
      <text:p text:style-name="P2"><text:span text:style-name="T1">Straightener<text:line-break/>Brazilian Blowout</text:span></text:p>
      <text:p text:style-name="P2"><text:span text:style-name="T1"/></text:p>
      <text:p text:style-name="P2">TREATMENT</text:p>
      <text:p text:style-name="P2"><text:span text:style-name="T1">Chemistry Sh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0:09:26.923402262</meta:creation-date>
    <dc:date>2016-09-04T10:12:58.835204132</dc:date>
    <meta:editing-duration>PT3M32S</meta:editing-duration>
    <meta:editing-cycles>1</meta:editing-cycles>
    <meta:document-statistic meta:table-count="0" meta:image-count="0" meta:object-count="0" meta:page-count="1" meta:paragraph-count="29" meta:word-count="55" meta:character-count="403" meta:non-whitespace-character-count="377"/>
    <meta:generator>LibreOffice/5.1.4.2$Linux_X86_64 LibreOffice_project/10m0$Build-2</meta:generator>
  </office:meta>
</office:document-meta>
</file>